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50f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ed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9.99978400000pt" svg:height="100.00000000000pt" svg:x="0.00000000000pt" svg:y="0.00002459375pt"/>
          <draw:rect draw:style-name="gr3" draw:id="shape3" draw:name="rect280" draw:layer="" svg:width="149.99978400000pt" svg:height="19.99997120000pt" svg:x="0.00000000000pt" svg:y="19.99992640000pt"/>
          <draw:rect draw:style-name="gr3" draw:id="shape4" draw:name="rect281" draw:layer="" svg:width="149.99978400000pt" svg:height="19.99997120000pt" svg:x="0.00000000000pt" svg:y="60.00002480000pt"/>
          <draw:path draw:style-name="gr4" draw:id="shape5" draw:name="path279" draw:layer="" svg:width="86.14386411509pt" svg:height="99.61515497842pt" svg:viewBox="0 0 86 100" svg:d="M0 0L86.1439 49.8397L0 99.6152Z" koffice:nodeTypes="cccc"/>
          <draw:path draw:style-name="gr3" draw:id="shape6" draw:name="path205" draw:layer="" svg:width="29.83101463968pt" svg:height="29.57851093400pt" svg:x="13.57786000000pt" svg:y="33.84805600000pt" svg:viewBox="0 0 30 30" svg:d="M24.1949 29.511L14.9541 22.6395L5.75862 29.5785L9.17863 18.3023L0 11.3392L11.3557 11.2421L14.8777 0L18.4753 11.2162L29.831 11.231L20.6994 18.2597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3:49</dc:date>
    <meta:creation-date>2011-05-22T06:10:23</meta:creation-date>
    <dc:creator>Yue Liu</dc:creator>
  </office:meta>
</office:document-meta>
</file>